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style:text-properties officeooo:paragraph-rsid="00010e56"/>
    </style:style>
    <style:style style:name="P17" style:family="paragraph" style:parent-style-name="Text_20_body" style:list-style-name="L8">
      <style:paragraph-properties fo:margin-top="0cm" fo:margin-bottom="0cm" style:contextual-spacing="false"/>
      <style:text-properties officeooo:paragraph-rsid="00010e56"/>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2">
      <style:paragraph-properties fo:margin-top="0cm" fo:margin-bottom="0cm" style:contextual-spacing="false"/>
    </style:style>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T1"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Objective Questions</text:h>
      <text:p text:style-name="Text_20_body"><text:span text:style-name="Strong_20_Emphasis">1. Which of the following methods do we use to find the best fit line for data in Linear Regression?</text:span></text:p>
      <text:list text:style-name="L1">
        <text:list-header>
          <text:p text:style-name="P2"><text:span text:style-name="Strong_20_Emphasis"><text:span text:style-name="T1">A) Least Square Error</text:span></text:span></text:p>
          <text:p text:style-name="P2">B) Maximum Likelihood</text:p>
          <text:p text:style-name="P2">C) Logarithmic Loss</text:p>
          <text:p text:style-name="P2">D) Both A and B</text:p>
          <text:p text:style-name="P1"><text:span text:style-name="Strong_20_Emphasis">Answer:</text:span> A) Least Square Error</text:p>
        </text:list-header>
      </text:list>
      <text:p text:style-name="Text_20_body"><text:span text:style-name="Strong_20_Emphasis">2. Which of the following statement is true about outliers in linear regression?</text:span></text:p>
      <text:list text:style-name="L2">
        <text:list-header>
          <text:p text:style-name="P4"><text:span text:style-name="Strong_20_Emphasis"><text:span text:style-name="T1">A) Linear regression is sensitive to outliers</text:span></text:span></text:p>
          <text:p text:style-name="P4">B) Linear regression is not sensitive to outliers</text:p>
          <text:p text:style-name="P4">C) Can’t say</text:p>
          <text:p text:style-name="P4">D) None of these</text:p>
          <text:p text:style-name="P3"><text:span text:style-name="Strong_20_Emphasis">Answer:</text:span> A) Linear regression is sensitive to outliers</text:p>
        </text:list-header>
      </text:list>
      <text:p text:style-name="Text_20_body"><text:span text:style-name="Strong_20_Emphasis">3. A line falls from left to right if a slope is ______?</text:span></text:p>
      <text:list text:style-name="L3">
        <text:list-header>
          <text:p text:style-name="P6">A) Positive</text:p>
          <text:p text:style-name="P6"><text:span text:style-name="Strong_20_Emphasis"><text:span text:style-name="T1">B) Negative</text:span></text:span></text:p>
          <text:p text:style-name="P6">C) Zero</text:p>
          <text:p text:style-name="P6">D) Undefined</text:p>
          <text:p text:style-name="P5"><text:span text:style-name="Strong_20_Emphasis">Answer:</text:span> B) Negative</text:p>
        </text:list-header>
      </text:list>
      <text:p text:style-name="Text_20_body"><text:span text:style-name="Strong_20_Emphasis">4. Which of the following will have symmetric relation between dependent variable and independent variable?</text:span></text:p>
      <text:list text:style-name="L4">
        <text:list-header>
          <text:p text:style-name="P8">A) Regression</text:p>
          <text:p text:style-name="P8"><text:span text:style-name="Strong_20_Emphasis"><text:span text:style-name="T1">B) Correlation</text:span></text:span></text:p>
          <text:p text:style-name="P8">C) Both of them</text:p>
          <text:p text:style-name="P8">D) None of these</text:p>
          <text:p text:style-name="P7"><text:span text:style-name="Strong_20_Emphasis">Answer:</text:span> B) Correlation</text:p>
        </text:list-header>
      </text:list>
      <text:p text:style-name="Text_20_body"><text:span text:style-name="Strong_20_Emphasis">5. Which of the following is the reason for overfitting condition?</text:span></text:p>
      <text:list text:style-name="L5">
        <text:list-header>
          <text:p text:style-name="P10">A) High bias and high variance</text:p>
          <text:p text:style-name="P10">B) Low bias and low variance</text:p>
          <text:p text:style-name="P10"><text:span text:style-name="Strong_20_Emphasis"><text:span text:style-name="T1">C) Low bias and high variance</text:span></text:span></text:p>
          <text:p text:style-name="P10">D) None of these</text:p>
          <text:p text:style-name="P9"><text:span text:style-name="Strong_20_Emphasis">Answer:</text:span> C) Low bias and high variance</text:p>
        </text:list-header>
      </text:list>
      <text:p text:style-name="Text_20_body"><text:span text:style-name="Strong_20_Emphasis">6. If output involves labels, then that model is called as:</text:span></text:p>
      <text:list text:style-name="L6">
        <text:list-header>
          <text:p text:style-name="P12">A) Descriptive model</text:p>
          <text:p text:style-name="P12"><text:span text:style-name="Strong_20_Emphasis"><text:span text:style-name="T1">B) Predictive model</text:span></text:span></text:p>
          <text:p text:style-name="P12">C) Reinforcement learning</text:p>
          <text:p text:style-name="P12">D) All of the above</text:p>
          <text:p text:style-name="P11"><text:span text:style-name="Strong_20_Emphasis">Answer:</text:span> B) Predictive model</text:p>
        </text:list-header>
      </text:list>
      <text:p text:style-name="Text_20_body"><text:soft-page-break/><text:span text:style-name="Strong_20_Emphasis">7. Lasso and Ridge regression techniques belong to _________?</text:span></text:p>
      <text:list text:style-name="L7">
        <text:list-header>
          <text:p text:style-name="P14">A) Cross-validation</text:p>
          <text:p text:style-name="P14">B) Removing outliers</text:p>
          <text:p text:style-name="P14"><text:span text:style-name="Strong_20_Emphasis"><text:span text:style-name="T1">D) Regularization</text:span></text:span></text:p>
          <text:p text:style-name="P14">C) SMOTE</text:p>
          <text:p text:style-name="P13"><text:span text:style-name="Strong_20_Emphasis">Answer:</text:span> D) Regularization</text:p>
        </text:list-header>
      </text:list>
      <text:p text:style-name="Text_20_body"><text:span text:style-name="Strong_20_Emphasis">8. To overcome an imbalanced dataset which technique can be used?</text:span></text:p>
      <text:list text:style-name="L8">
        <text:list-header>
          <text:p text:style-name="P15">A) Cross-validation</text:p>
          <text:p text:style-name="P15">B) Regularization</text:p>
          <text:p text:style-name="P15">C) Kernel</text:p>
          <text:p text:style-name="P17"><text:span text:style-name="Strong_20_Emphasis"><text:span text:style-name="T1">D) SMOTE</text:span></text:span></text:p>
          <text:p text:style-name="P16"><text:span text:style-name="Strong_20_Emphasis">Answer:</text:span> D) SMOTE</text:p>
        </text:list-header>
      </text:list>
      <text:p text:style-name="Text_20_body"><text:span text:style-name="Strong_20_Emphasis">9. The AUC Receiver Operator Characteristic (AUCROC) curve is an evaluation metric for binary classification problems. It uses _____ to make a graph?</text:span></text:p>
      <text:list text:style-name="L9">
        <text:list-header>
          <text:p text:style-name="P19"><text:span text:style-name="Strong_20_Emphasis"><text:span text:style-name="T1">A) TPR and FPR</text:span></text:span></text:p>
          <text:p text:style-name="P19">B) Sensitivity and precision</text:p>
          <text:p text:style-name="P19">C) Sensitivity and Specificity</text:p>
          <text:p text:style-name="P19">D) Recall and precision</text:p>
          <text:p text:style-name="P18"><text:span text:style-name="Strong_20_Emphasis">Answer:</text:span> A) TPR and FPR</text:p>
        </text:list-header>
      </text:list>
      <text:p text:style-name="Text_20_body"><text:span text:style-name="Strong_20_Emphasis">10. In the AUC Receiver Operator Characteristic (AUCROC) curve, for the better model area under the curve should be less.</text:span></text:p>
      <text:list text:style-name="L10">
        <text:list-header>
          <text:p text:style-name="P21">A) True</text:p>
          <text:p text:style-name="P21"><text:span text:style-name="Strong_20_Emphasis"><text:span text:style-name="T1">B) False</text:span></text:span></text:p>
          <text:p text:style-name="P20"><text:span text:style-name="Strong_20_Emphasis">Answer:</text:span> B) False</text:p>
        </text:list-header>
      </text:list>
      <text:p text:style-name="Text_20_body"><text:span text:style-name="Strong_20_Emphasis">11. Pick the feature extraction method from below:</text:span></text:p>
      <text:list text:style-name="L11">
        <text:list-header>
          <text:p text:style-name="P23">A) Constructing a bag of words from an email</text:p>
          <text:p text:style-name="P23"><text:span text:style-name="Strong_20_Emphasis"><text:span text:style-name="T1">B) Apply PCA to project high-dimensional data</text:span></text:span></text:p>
          <text:p text:style-name="P23">C) Removing stop words</text:p>
          <text:p text:style-name="P23">D) Forward selection</text:p>
          <text:p text:style-name="P22"><text:span text:style-name="Strong_20_Emphasis">Answer:</text:span> B) Apply PCA to project high-dimensional data</text:p>
        </text:list-header>
      </text:list>
      <text:p text:style-name="Horizontal_20_Line"/>
      <text:h text:style-name="Heading_20_3" text:outline-level="3">Multi-Select Question</text:h>
      <text:p text:style-name="Text_20_body"><text:span text:style-name="Strong_20_Emphasis">12. Which of the following is true about the Normal Equation used to compute the coefficient of Linear Regression? (Select all that apply)</text:span></text:p>
      <text:list text:style-name="L12">
        <text:list-header>
          <text:p text:style-name="P25"><text:span text:style-name="Strong_20_Emphasis"><text:span text:style-name="T1">A) We don’t have to choose the learning rate.</text:span></text:span></text:p>
          <text:p text:style-name="P25"><text:span text:style-name="Strong_20_Emphasis"><text:span text:style-name="T1">B) It becomes slow when the number of features is very large.</text:span></text:span></text:p>
          <text:p text:style-name="P25">C) We need to iterate.</text:p>
          <text:p text:style-name="P25">D) It does not make use of the dependent variable.</text:p>
          <text:p text:style-name="P24"><text:span text:style-name="Strong_20_Emphasis">Answer:</text:span> A) We don’t have to choose the learning rate, B) It becomes slow when the number of features is very large.</text:p>
        </text:list-header>
      </text:list>
      <text:p text:style-name="Horizontal_20_Line"><text:soft-page-break/></text:p>
      <text:h text:style-name="Heading_20_3" text:outline-level="3">Subjective Questions</text:h>
      <text:p text:style-name="Text_20_body"><text:span text:style-name="Strong_20_Emphasis">13. Explain the term regularization.</text:span></text:p>
      <text:list text:style-name="L13">
        <text:list-header>
          <text:p text:style-name="P26">Regularization is a technique used in machine learning to prevent overfitting by adding a penalty term to the cost function. This penalty discourages overly complex models and helps to ensure that the model generalizes well to new data. Common types of regularization include L1 (Lasso) and L2 (Ridge).</text:p>
        </text:list-header>
      </text:list>
      <text:p text:style-name="Text_20_body"><text:span text:style-name="Strong_20_Emphasis">14. Which particular algorithms are used for regularization?</text:span></text:p>
      <text:list text:style-name="L14">
        <text:list-header>
          <text:p text:style-name="P27">The main algorithms used for regularization are Ridge Regression, which uses L2 regularization, and Lasso Regression, which uses L1 regularization. Elastic Net is another algorithm that combines both L1 and L2 regularization.</text:p>
        </text:list-header>
      </text:list>
      <text:p text:style-name="Text_20_body"><text:span text:style-name="Strong_20_Emphasis">15. Explain the term error present in the linear regression equation.</text:span></text:p>
      <text:list text:style-name="L15">
        <text:list-header>
          <text:p text:style-name="P28">In linear regression, the error refers to the difference between the actual values and the predicted values generated by the model. This error, also known as the residual, indicates how well the model’s predictions align with the actual data. Reducing error is crucial for improving the accuracy of the linear regression model.</text:p>
        </text:list-header>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22:56:21.549000000</meta:creation-date>
    <dc:date>2024-10-10T22:58:38.785000000</dc:date>
    <meta:editing-duration>PT2M17S</meta:editing-duration>
    <meta:editing-cycles>1</meta:editing-cycles>
    <meta:generator>LibreOffice/7.6.2.1$Windows_X86_64 LibreOffice_project/56f7684011345957bbf33a7ee678afaf4d2ba333</meta:generator>
    <meta:document-statistic meta:table-count="0" meta:image-count="0" meta:object-count="0" meta:page-count="3" meta:paragraph-count="79" meta:word-count="663" meta:character-count="3645" meta:non-whitespace-character-count="3122"/>
  </office:meta>
</office:document-meta>
</file>